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b70" officeooo:paragraph-rsid="00148b70"/>
    </style:style>
    <style:style style:name="P2" style:family="paragraph" style:parent-style-name="Standard">
      <style:text-properties officeooo:rsid="00148b70" officeooo:paragraph-rsid="00148b70"/>
    </style:style>
    <style:style style:name="P3" style:family="paragraph" style:parent-style-name="Standard">
      <style:text-properties officeooo:rsid="00170f09" officeooo:paragraph-rsid="00170f09"/>
    </style:style>
    <style:style style:name="P4" style:family="paragraph" style:parent-style-name="Standard">
      <style:text-properties officeooo:rsid="001882a5" officeooo:paragraph-rsid="001882a5"/>
    </style:style>
    <style:style style:name="P5" style:family="paragraph" style:parent-style-name="Standard">
      <style:text-properties officeooo:rsid="001940ea" officeooo:paragraph-rsid="001940ea"/>
    </style:style>
    <style:style style:name="P6" style:family="paragraph" style:parent-style-name="Standard">
      <style:text-properties officeooo:rsid="001a51e0" officeooo:paragraph-rsid="001a51e0"/>
    </style:style>
    <style:style style:name="P7" style:family="paragraph" style:parent-style-name="Standard">
      <style:text-properties officeooo:rsid="001b7fa2" officeooo:paragraph-rsid="001b7fa2"/>
    </style:style>
    <style:style style:name="P8" style:family="paragraph" style:parent-style-name="Standard">
      <style:text-properties style:use-window-font-color="true" loext:opacity="0%" officeooo:rsid="001b7fa2" officeooo:paragraph-rsid="001b7fa2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882a5" loext:padding="0.0193in" loext:border="0.06pt solid #2e3436"/>
    </style:style>
    <style:style style:name="T3" style:family="text">
      <style:text-properties loext:padding="0.0193in" loext:border="0.06pt solid #2e3436"/>
    </style:style>
    <style:style style:name="T4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NVAR</text:p>
      <text:p text:style-name="P1"/>
      <text:p text:style-name="P1">Clinvar updates every monday and a new release is uploaded here:</text:p>
      <text:p text:style-name="P1"/>
      <text:p text:style-name="P1"><text:a xlink:type="simple" xlink:href="https://ftp.ncbi.nlm.nih.gov/pub/clinvar/vcf_GRCh37/weekly/" text:style-name="Internet_20_link" text:visited-style-name="Visited_20_Internet_20_Link">https://ftp.ncbi.nlm.nih.gov/pub/clinvar/vcf_GRCh37/weekly/</text:a></text:p>
      <text:p text:style-name="P1"/>
      <text:p text:style-name="P1">The clinvar_<text:span text:style-name="T1">date</text:span>.vcf.gz are already compressed using bgzip and we can find also the indexed file with the same name including .tbi.</text:p>
      <text:p text:style-name="P1"/>
      <text:p text:style-name="P1"/>
      <text:p text:style-name="P3">SPLICEAI</text:p>
      <text:p text:style-name="P3"/>
      <text:p text:style-name="P3">des del 2019 no sha generat cap actualització en els fitxers.</text:p>
      <text:p text:style-name="P3"/>
      <text:p text:style-name="P3"/>
      <text:p text:style-name="P4">DbNSFP:</text:p>
      <text:p text:style-name="P4">They have a mailing list to receive emails notifications about new versions of dbNSFP</text:p>
      <text:p text:style-name="P3"/>
      <text:p text:style-name="P5"><text:span text:style-name="T2">W</text:span><text:span text:style-name="T3">e can join the dbnsfp mailing list to receive notifications when a new version is released:</text:span></text:p>
      <text:p text:style-name="P5"/>
      <text:p text:style-name="P5"><text:a xlink:type="simple" xlink:href="https://groups.google.com/g/dbnsfp_announcements" text:style-name="Internet_20_link" text:visited-style-name="Visited_20_Internet_20_Link">https://groups.google.com/g/dbnsfp_announcements</text:a></text:p>
      <text:p text:style-name="P5"/>
      <text:p text:style-name="P6">CADD</text:p>
      <text:p text:style-name="P6"/>
      <text:p text:style-name="P6">New release approximately once a year for minor imporvement mainly.</text:p>
      <text:p text:style-name="P6"/>
      <text:p text:style-name="P7">I can check in github releases if a new version exists. For the moment <text:span text:style-name="T4">I don’t have the permissions to read webpages </text:span></text:p>
      <text:p text:style-name="P7"/>
      <text:p text:style-name="P7"><text:a xlink:type="simple" xlink:href="https://github.com/kircherlab/CADD-scripts/releases" text:style-name="Internet_20_link" text:visited-style-name="Visited_20_Internet_20_Link">https://github.com/kircherlab/CADD-scripts/releases</text:a></text:p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4:32:29.491091642</meta:creation-date>
    <meta:generator>LibreOffice/7.3.7.2$Linux_X86_64 LibreOffice_project/30$Build-2</meta:generator>
    <dc:date>2023-03-07T15:49:44.693295502</dc:date>
    <meta:editing-duration>PT19H7M1S</meta:editing-duration>
    <meta:editing-cycles>4</meta:editing-cycles>
    <meta:document-statistic meta:table-count="0" meta:image-count="0" meta:object-count="0" meta:page-count="1" meta:paragraph-count="14" meta:word-count="112" meta:character-count="801" meta:non-whitespace-character-count="702"/>
  </office:meta>
</office:document-meta>
</file>